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5.08cm" svg:y="0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5.08cm" svg:y="2.5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3.175cm" svg:y="5.0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27cm" svg:height="1.27cm" svg:x="6.985cm" svg:y="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0cm" svg:y="5.0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10.16cm" svg:y="5.0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27cm" svg:height="1.27cm" svg:x="3.175cm" svg:y="8.2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6.985cm" svg:y="8.25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715cm" svg:y1="1.27cm" svg:x2="5.715cm" svg:y2="2.54cm" draw:start-shape="id1" draw:start-glue-point="8" draw:end-shape="id2" draw:end-glue-point="4" svg:d="m5715 1270v1270">
          <text:p/>
        </draw:connector>
        <draw:connector draw:style-name="gr2" draw:text-style-name="P1" draw:layer="layout" draw:type="line" svg:x1="5.266cm" svg:y1="3.624cm" svg:x2="4.259cm" svg:y2="5.266cm" draw:start-shape="id2" draw:start-glue-point="7" draw:end-shape="id3" draw:end-glue-point="11" svg:d="m5266 3624-1007 1642">
          <text:p/>
        </draw:connector>
        <draw:connector draw:style-name="gr2" draw:text-style-name="P1" draw:layer="layout" draw:type="line" svg:x1="3.175cm" svg:y1="5.715cm" svg:x2="1.27cm" svg:y2="5.715cm" draw:start-shape="id3" draw:start-glue-point="6" draw:end-shape="id4" draw:end-glue-point="10" svg:d="m3175 5715h-1905">
          <text:p/>
        </draw:connector>
        <draw:connector draw:style-name="gr2" draw:text-style-name="P1" draw:layer="layout" draw:type="line" svg:x1="4.445cm" svg:y1="5.715cm" svg:x2="6.985cm" svg:y2="5.715cm" draw:start-shape="id3" draw:start-glue-point="10" draw:end-shape="id5" draw:end-glue-point="3" svg:d="m4445 5715h2540">
          <text:p/>
        </draw:connector>
        <draw:connector draw:style-name="gr3" draw:text-style-name="P1" draw:layer="layout" draw:type="line" svg:x1="8.255cm" svg:y1="5.715cm" svg:x2="10.16cm" svg:y2="5.715cm" draw:start-shape="id5" draw:start-glue-point="10" draw:end-shape="id6" draw:end-glue-point="6" svg:d="m8255 5715h1905">
          <text:p/>
        </draw:connector>
        <draw:connector draw:style-name="gr3" draw:text-style-name="P1" draw:layer="layout" draw:type="line" svg:x1="6.164cm" svg:y1="3.624cm" svg:x2="7.171cm" svg:y2="5.266cm" draw:start-shape="id2" draw:start-glue-point="9" draw:end-shape="id5" draw:end-glue-point="5" svg:d="m6164 3624 1007 1642">
          <text:p/>
        </draw:connector>
        <draw:connector draw:style-name="gr3" draw:text-style-name="P1" draw:layer="layout" draw:type="line" svg:x1="3.81cm" svg:y1="6.35cm" svg:x2="3.81cm" svg:y2="8.255cm" draw:start-shape="id3" draw:start-glue-point="8" draw:end-shape="id7" draw:end-glue-point="4" svg:d="m3810 6350v1905">
          <text:p/>
        </draw:connector>
        <draw:connector draw:style-name="gr3" draw:text-style-name="P1" draw:layer="layout" draw:type="line" svg:x1="7.62cm" svg:y1="6.35cm" svg:x2="7.62cm" svg:y2="8.255cm" draw:start-shape="id5" draw:start-glue-point="8" draw:end-shape="id8" draw:end-glue-point="4" svg:d="m7620 6350v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4T15:45:52</meta:creation-date>
    <dc:date>2010-11-14T15:52:14</dc:date>
    <meta:editing-duration>PT00H06M24S</meta:editing-duration>
    <meta:editing-cycles>2</meta:editing-cycles>
    <meta:generator>OpenOffice.org/3.2$Unix OpenOffice.org_project/320m19$Build-9505</meta:generator>
    <meta:document-statistic meta:object-count="16"/>
  </office:meta>
</office:document-meta>
</file>